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Profit</text:p>
          </table:table-cell>
          <table:table-cell office:value-type="string" calcext:value-type="string">
            <text:p>Profit Growth %</text:p>
          </table:table-cell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PE growt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00000" calcext:value-type="float">
            <text:p>1.00E+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I2]*[.H14]" office:value-type="float" office:value="991.703160636673" calcext:value-type="float">
            <text:p>991.703160636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" office:value-type="float" office:value="4" calcext:value-type="float">
            <text:p>4</text:p>
          </table:table-cell>
          <table:table-cell table:formula="of:=[.C2]*(100+[.B3])/100" office:value-type="float" office:value="104000" calcext:value-type="float">
            <text:p>104000</text:p>
          </table:table-cell>
          <table:table-cell table:formula="of:=[.C3]-[.$C$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formula="of:=[.F2]" office:value-type="float" office:value="20" calcext:value-type="float">
            <text:p>20</text:p>
          </table:table-cell>
          <table:table-cell table:formula="of:=[.$F$2]/[.F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" office:value-type="float" office:value="4" calcext:value-type="float">
            <text:p>4</text:p>
          </table:table-cell>
          <table:table-cell table:formula="of:=[.C3]*(100+[.B4])/100" office:value-type="float" office:value="108160" calcext:value-type="float">
            <text:p>108160</text:p>
          </table:table-cell>
          <table:table-cell table:formula="of:=[.C4]-[.$C$2]" office:value-type="float" office:value="8160" calcext:value-type="float">
            <text:p>8160</text:p>
          </table:table-cell>
          <table:table-cell table:formula="of:=(([.D4]/[.D3]) -1) * 100" office:value-type="float" office:value="104" calcext:value-type="float">
            <text:p>104</text:p>
          </table:table-cell>
          <table:table-cell table:formula="of:=([.F3]/ (100 +[.E4])) * 100" office:value-type="float" office:value="9.80392156862745" calcext:value-type="float">
            <text:p>9.8039215686</text:p>
          </table:table-cell>
          <table:table-cell table:formula="of:=[.$F$2]/[.F4]"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</text:p>
          </table:table-cell>
          <table:table-cell table:formula="of:=[.C4]*(100+[.B5])/100" office:value-type="float" office:value="112486.4" calcext:value-type="float">
            <text:p>112486.4</text:p>
          </table:table-cell>
          <table:table-cell table:formula="of:=[.C5]-[.$C$2]" office:value-type="float" office:value="12486.4" calcext:value-type="float">
            <text:p>12486.4</text:p>
          </table:table-cell>
          <table:table-cell table:formula="of:=(([.D5]/[.D4]) -1) * 100" office:value-type="float" office:value="53.0196078431372" calcext:value-type="float">
            <text:p>53.0196078431</text:p>
          </table:table-cell>
          <table:table-cell table:formula="of:=([.F4]/ (100 +[.E5])) * 100" office:value-type="float" office:value="6.40697078421323" calcext:value-type="float">
            <text:p>6.4069707842</text:p>
          </table:table-cell>
          <table:table-cell table:formula="of:=[.$F$2]/[.F5]" office:value-type="float" office:value="3.1216" calcext:value-type="float">
            <text:p>3.1216</text:p>
          </table:table-cell>
          <table:table-cell table:number-columns-repeated="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" office:value-type="float" office:value="4" calcext:value-type="float">
            <text:p>4</text:p>
          </table:table-cell>
          <table:table-cell table:formula="of:=[.C5]*(100+[.B6])/100" office:value-type="float" office:value="116985.856" calcext:value-type="float">
            <text:p>116985.856</text:p>
          </table:table-cell>
          <table:table-cell table:formula="of:=[.C6]-[.$C$2]" office:value-type="float" office:value="16985.856" calcext:value-type="float">
            <text:p>16985.856</text:p>
          </table:table-cell>
          <table:table-cell table:formula="of:=(([.D6]/[.D5]) -1) * 100" office:value-type="float" office:value="36.0348539210662" calcext:value-type="float">
            <text:p>36.0348539211</text:p>
          </table:table-cell>
          <table:table-cell table:formula="of:=([.F5]/ (100 +[.E6])) * 100" office:value-type="float" office:value="4.70980090729605" calcext:value-type="float">
            <text:p>4.7098009073</text:p>
          </table:table-cell>
          <table:table-cell table:formula="of:=[.$F$2]/[.F6]" office:value-type="float" office:value="4.246464" calcext:value-type="float">
            <text:p>4.246464</text:p>
          </table:table-cell>
          <table:table-cell table:number-columns-repeated="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" office:value-type="float" office:value="4" calcext:value-type="float">
            <text:p>4</text:p>
          </table:table-cell>
          <table:table-cell table:formula="of:=[.C6]*(100+[.B7])/100" office:value-type="float" office:value="121665.29024" calcext:value-type="float">
            <text:p>121665.29024</text:p>
          </table:table-cell>
          <table:table-cell table:formula="of:=[.C7]-[.$C$2]" office:value-type="float" office:value="21665.29024" calcext:value-type="float">
            <text:p>21665.29024</text:p>
          </table:table-cell>
          <table:table-cell table:formula="of:=(([.D7]/[.D6]) -1) * 100" office:value-type="float" office:value="27.5490045364802" calcext:value-type="float">
            <text:p>27.5490045365</text:p>
          </table:table-cell>
          <table:table-cell table:formula="of:=([.F6]/ (100 +[.E7])) * 100" office:value-type="float" office:value="3.69254226986068" calcext:value-type="float">
            <text:p>3.6925422699</text:p>
          </table:table-cell>
          <table:table-cell table:formula="of:=[.$F$2]/[.F7]" office:value-type="float" office:value="5.41632256" calcext:value-type="float">
            <text:p>5.41632256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" office:value-type="float" office:value="4" calcext:value-type="float">
            <text:p>4</text:p>
          </table:table-cell>
          <table:table-cell table:formula="of:=[.C7]*(100+[.B8])/100" office:value-type="float" office:value="126531.9018496" calcext:value-type="float">
            <text:p>126531.9018496</text:p>
          </table:table-cell>
          <table:table-cell table:formula="of:=[.C8]-[.$C$2]" office:value-type="float" office:value="26531.9018496" calcext:value-type="float">
            <text:p>26531.9018496</text:p>
          </table:table-cell>
          <table:table-cell table:formula="of:=(([.D8]/[.D7]) -1) * 100" office:value-type="float" office:value="22.4627113493034" calcext:value-type="float">
            <text:p>22.4627113493</text:p>
          </table:table-cell>
          <table:table-cell table:formula="of:=([.F7]/ (100 +[.E8])) * 100" office:value-type="float" office:value="3.01523805015908" calcext:value-type="float">
            <text:p>3.0152380502</text:p>
          </table:table-cell>
          <table:table-cell table:formula="of:=[.$F$2]/[.F8]" office:value-type="float" office:value="6.6329754624" calcext:value-type="float">
            <text:p>6.6329754624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" office:value-type="float" office:value="4" calcext:value-type="float">
            <text:p>4</text:p>
          </table:table-cell>
          <table:table-cell table:formula="of:=[.C8]*(100+[.B9])/100" office:value-type="float" office:value="131593.177923584" calcext:value-type="float">
            <text:p>131593.177923584</text:p>
          </table:table-cell>
          <table:table-cell table:formula="of:=[.C9]-[.$C$2]" office:value-type="float" office:value="31593.177923584" calcext:value-type="float">
            <text:p>31593.177923584</text:p>
          </table:table-cell>
          <table:table-cell table:formula="of:=(([.D9]/[.D8]) -1) * 100" office:value-type="float" office:value="19.0761902507954" calcext:value-type="float">
            <text:p>19.0761902508</text:p>
          </table:table-cell>
          <table:table-cell table:formula="of:=([.F8]/ (100 +[.E9])) * 100" office:value-type="float" office:value="2.53219224079008" calcext:value-type="float">
            <text:p>2.5321922408</text:p>
          </table:table-cell>
          <table:table-cell table:formula="of:=[.$F$2]/[.F9]" office:value-type="float" office:value="7.898294480896" calcext:value-type="float">
            <text:p>7.8982944809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" office:value-type="float" office:value="4" calcext:value-type="float">
            <text:p>4</text:p>
          </table:table-cell>
          <table:table-cell table:formula="of:=[.C9]*(100+[.B10])/100" office:value-type="float" office:value="136856.905040527" calcext:value-type="float">
            <text:p>136856.905040527</text:p>
          </table:table-cell>
          <table:table-cell table:formula="of:=[.C10]-[.$C$2]" office:value-type="float" office:value="36856.9050405273" calcext:value-type="float">
            <text:p>36856.9050405273</text:p>
          </table:table-cell>
          <table:table-cell table:formula="of:=(([.D10]/[.D9]) -1) * 100" office:value-type="float" office:value="16.6609612039504" calcext:value-type="float">
            <text:p>16.660961204</text:p>
          </table:table-cell>
          <table:table-cell table:formula="of:=([.F9]/ (100 +[.E10])) * 100" office:value-type="float" office:value="2.17055664093426" calcext:value-type="float">
            <text:p>2.1705566409</text:p>
          </table:table-cell>
          <table:table-cell table:formula="of:=[.$F$2]/[.F10]" office:value-type="float" office:value="9.21422626013183" calcext:value-type="float">
            <text:p>9.2142262601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" office:value-type="float" office:value="4" calcext:value-type="float">
            <text:p>4</text:p>
          </table:table-cell>
          <table:table-cell table:formula="of:=[.C10]*(100+[.B11])/100" office:value-type="float" office:value="142331.181242148" calcext:value-type="float">
            <text:p>142331.181242148</text:p>
          </table:table-cell>
          <table:table-cell table:formula="of:=[.C11]-[.$C$2]" office:value-type="float" office:value="42331.1812421484" calcext:value-type="float">
            <text:p>42331.1812421484</text:p>
          </table:table-cell>
          <table:table-cell table:formula="of:=(([.D11]/[.D10]) -1) * 100" office:value-type="float" office:value="14.8527832046713" calcext:value-type="float">
            <text:p>14.8527832047</text:p>
          </table:table-cell>
          <table:table-cell table:formula="of:=([.F10]/ (100 +[.E11])) * 100" office:value-type="float" office:value="1.88985985395431" calcext:value-type="float">
            <text:p>1.889859854</text:p>
          </table:table-cell>
          <table:table-cell table:formula="of:=[.$F$2]/[.F11]" office:value-type="float" office:value="10.5827953105371" calcext:value-type="float">
            <text:p>10.5827953105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" office:value-type="float" office:value="4" calcext:value-type="float">
            <text:p>4</text:p>
          </table:table-cell>
          <table:table-cell table:formula="of:=[.C11]*(100+[.B12])/100" office:value-type="float" office:value="148024.428491834" calcext:value-type="float">
            <text:p>148024.428491834</text:p>
          </table:table-cell>
          <table:table-cell table:formula="of:=[.C12]-[.$C$2]" office:value-type="float" office:value="48024.4284918344" calcext:value-type="float">
            <text:p>48024.4284918344</text:p>
          </table:table-cell>
          <table:table-cell table:formula="of:=(([.D12]/[.D11]) -1) * 100" office:value-type="float" office:value="13.4492992697716" calcext:value-type="float">
            <text:p>13.4492992698</text:p>
          </table:table-cell>
          <table:table-cell table:formula="of:=([.F11]/ (100 +[.E12])) * 100" office:value-type="float" office:value="1.66581888660273" calcext:value-type="float">
            <text:p>1.6658188866</text:p>
          </table:table-cell>
          <table:table-cell table:formula="of:=[.$F$2]/[.F12]" office:value-type="float" office:value="12.0061071229586" calcext:value-type="float">
            <text:p>12.006107123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" office:value-type="float" office:value="4" calcext:value-type="float">
            <text:p>4</text:p>
          </table:table-cell>
          <table:table-cell table:formula="of:=[.C12]*(100+[.B13])/100" office:value-type="float" office:value="153945.405631508" calcext:value-type="float">
            <text:p>153945.405631508</text:p>
          </table:table-cell>
          <table:table-cell table:formula="of:=[.C13]-[.$C$2]" office:value-type="float" office:value="53945.4056315078" calcext:value-type="float">
            <text:p>53945.4056315078</text:p>
          </table:table-cell>
          <table:table-cell table:formula="of:=(([.D13]/[.D12]) -1) * 100" office:value-type="float" office:value="12.3290944330136" calcext:value-type="float">
            <text:p>12.329094433</text:p>
          </table:table-cell>
          <table:table-cell table:formula="of:=([.F12]/ (100 +[.E13])) * 100" office:value-type="float" office:value="1.48298078517505" calcext:value-type="float">
            <text:p>1.4829807852</text:p>
          </table:table-cell>
          <table:table-cell table:formula="of:=[.$F$2]/[.F13]" office:value-type="float" office:value="13.4863514078769" calcext:value-type="float">
            <text:p>13.4863514079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" office:value-type="float" office:value="4" calcext:value-type="float">
            <text:p>4</text:p>
          </table:table-cell>
          <table:table-cell table:formula="of:=[.C13]*(100+[.B14])/100" office:value-type="float" office:value="160103.221856768" calcext:value-type="float">
            <text:p>160103.221856768</text:p>
          </table:table-cell>
          <table:table-cell table:formula="of:=[.C14]-[.$C$2]" office:value-type="float" office:value="60103.2218567681" calcext:value-type="float">
            <text:p>60103.2218567681</text:p>
          </table:table-cell>
          <table:table-cell table:formula="of:=(([.D14]/[.D13]) -1) * 100" office:value-type="float" office:value="11.4149039258753" calcext:value-type="float">
            <text:p>11.4149039259</text:p>
          </table:table-cell>
          <table:table-cell table:formula="of:=([.F13]/ (100 +[.E14])) * 100" office:value-type="float" office:value="1.33104345372113" calcext:value-type="float">
            <text:p>1.3310434537</text:p>
          </table:table-cell>
          <table:table-cell table:formula="of:=[.$F$2]/[.F14]" office:value-type="float" office:value="15.025805464192" calcext:value-type="float">
            <text:p>15.0258054642</text:p>
          </table:table-cell>
          <table:table-cell table:formula="of:=[.G14]*[.H2]" office:value-type="float" office:value="45.077416392576" calcext:value-type="float">
            <text:p>45.07741639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1-25T17:33:11.022118509</meta:creation-date>
    <dc:date>2019-11-25T18:03:19.538187845</dc:date>
    <dc:creator>root </dc:creator>
    <meta:editing-duration>PT14M58S</meta:editing-duration>
    <meta:editing-cycles>1</meta:editing-cycles>
    <meta:document-statistic meta:table-count="1" meta:cell-count="101" meta:object-count="0"/>
    <meta:generator>LibreOffice/4.1.3.2$Linux_x86 LibreOffice_project/410$Build-2</meta:generator>
  </office:meta>
</office:document-meta>
</file>